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2*"/>
    </style:style>
    <style:style style:name="Table5.B" style:family="table-column">
      <style:table-column-properties style:column-width="1.3826in" style:rel-column-width="10915*"/>
    </style:style>
    <style:style style:name="Table5.C" style:family="table-column">
      <style:table-column-properties style:column-width="1.384in" style:rel-column-width="10929*"/>
    </style:style>
    <style:style style:name="Table5.F" style:family="table-column">
      <style:table-column-properties style:column-width="1.3847in" style:rel-column-width="10932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F1" style:family="table-cell">
      <style:table-cell-properties fo:padding="0.0382in" fo:border="0.1pt solid #000000" style:writing-mode="lr-tb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0.8299in" style:rel-column-width="6552*"/>
    </style:style>
    <style:style style:name="Table2.C" style:family="table-column">
      <style:table-column-properties style:column-width="0.8299in" style:rel-column-width="6553*"/>
    </style:style>
    <style:style style:name="Table2.D" style:family="table-column">
      <style:table-column-properties style:column-width="0.8299in" style:rel-column-width="6554*"/>
    </style:style>
    <style:style style:name="Table2.J" style:family="table-column">
      <style:table-column-properties style:column-width="0.8306in" style:rel-column-width="655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0.8299in" style:rel-column-width="6552*"/>
    </style:style>
    <style:style style:name="Table1.C" style:family="table-column">
      <style:table-column-properties style:column-width="0.8299in" style:rel-column-width="6553*"/>
    </style:style>
    <style:style style:name="Table1.D" style:family="table-column">
      <style:table-column-properties style:column-width="0.8299in" style:rel-column-width="6554*"/>
    </style:style>
    <style:style style:name="Table1.J" style:family="table-column">
      <style:table-column-properties style:column-width="0.8306in" style:rel-column-width="655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dc370" officeooo:paragraph-rsid="003dc37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dc370" officeooo:paragraph-rsid="0054bcc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4bcc6" officeooo:paragraph-rsid="0054bcc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54bcc6" officeooo:paragraph-rsid="0054bcc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officeooo:paragraph-rsid="00540db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size="12pt" officeooo:rsid="0054bcc6" officeooo:paragraph-rsid="0054bcc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4bcc6" officeooo:paragraph-rsid="0054bcc6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540dbc"/>
    </style:style>
    <style:style style:name="P1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540dbc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4bcc6" officeooo:paragraph-rsid="0054bcc6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4bcc6" officeooo:paragraph-rsid="0054bcc6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dc370" officeooo:paragraph-rsid="0054bcc6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dc370" officeooo:paragraph-rsid="003dc370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font-name="DejaVu Sans Condensed1" officeooo:rsid="0054bcc6" officeooo:paragraph-rsid="0054bc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ba2d" style:font-weight-asian="bold" style:font-weight-complex="bold"/>
    </style:style>
    <style:style style:name="T3" style:family="text">
      <style:text-properties fo:font-weight="bold" officeooo:rsid="003eff6d" style:font-weight-asian="bold" style:font-weight-complex="bold"/>
    </style:style>
    <style:style style:name="T4" style:family="text">
      <style:text-properties fo:font-weight="bold" officeooo:rsid="0019eb27" style:font-weight-asian="bold" style:font-weight-complex="bold"/>
    </style:style>
    <style:style style:name="T5" style:family="text">
      <style:text-properties fo:font-weight="bold" officeooo:rsid="00484868" style:font-weight-asian="bold" style:font-weight-complex="bold"/>
    </style:style>
    <style:style style:name="T6" style:family="text">
      <style:text-properties fo:font-weight="bold" officeooo:rsid="00506c59" style:font-weight-asian="bold" style:font-weight-complex="bold"/>
    </style:style>
    <style:style style:name="T7" style:family="text">
      <style:text-properties fo:font-weight="bold" officeooo:rsid="0054bcc6" style:font-weight-asian="bold" style:font-weight-complex="bold"/>
    </style:style>
    <style:style style:name="T8" style:family="text">
      <style:text-properties fo:font-weight="bold" officeooo:rsid="0055f5c0" style:font-weight-asian="bold" style:font-weight-complex="bold"/>
    </style:style>
    <style:style style:name="T9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10" style:family="text">
      <style:text-properties style:font-name="DejaVu Sans Condensed" fo:font-weight="bold" style:font-weight-asian="bold" style:font-weight-complex="bold"/>
    </style:style>
    <style:style style:name="T11" style:family="text">
      <style:text-properties officeooo:rsid="0054bcc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9"><text:span text:style-name="T9">1</text:span><text:span text:style-name="T10">xx - Controls</text:span></text:p>
          </table:table-cell>
          <table:table-cell table:style-name="Table5.B1" office:value-type="string">
            <text:p text:style-name="P10">2xx - Ground</text:p>
          </table:table-cell>
          <table:table-cell table:style-name="Table5.C1" office:value-type="string">
            <text:p text:style-name="P10">3xx - Flight</text:p>
          </table:table-cell>
          <table:table-cell table:style-name="Table5.D1" office:value-type="string">
            <text:p text:style-name="P10">4xx - A2A</text:p>
          </table:table-cell>
          <table:table-cell table:style-name="Table5.A1" office:value-type="string">
            <text:p text:style-name="P10">5xx - A2G</text:p>
          </table:table-cell>
          <table:table-cell table:style-name="Table5.F1" office:value-type="string">
            <text:p text:style-name="P10">6xx - Misc</text:p>
          </table:table-cell>
        </table:table-row>
      </table:table>
      <text:p text:style-name="P6"><text:span text:style-name="T2">3</text:span><text:span text:style-name="T6">0</text:span><text:span text:style-name="T8">4</text:span><text:span text:style-name="T3"> - </text:span><text:span text:style-name="T4">Flight - </text:span><text:span text:style-name="T7">Countermeasures</text:span><text:span text:style-name="T5">, ECM</text:span></text:p>
      <text:p text:style-name="P3"/>
      <text:p text:style-name="P4">Countermeasures</text:p>
      <text:list xml:id="list2815189906" text:style-name="L1">
        <text:list-item>
          <text:p text:style-name="P11">Press <text:span text:style-name="T1">Countermeasures hat forward or backward</text:span> to dispense selected program.</text:p>
        </text:list-item>
        <text:list-item>
          <text:p text:style-name="P11">You can carry up to 36 chaff and 32 flares.</text:p>
        </text:list-item>
        <text:list-item>
          <text:p text:style-name="P11">There are 5 release programs available, see below for configuration.</text:p>
        </text:list-item>
        <text:list-item>
          <text:p text:style-name="P11">Each program can be chaff, flares, or both, and have sequences and bursts of different amounts and times.</text:p>
        </text:list-item>
        <text:list-item>
          <text:p text:style-name="P11">To select program:</text:p>
        </text:list-item>
      </text:list>
      <text:list text:style-name="L2">
        <text:list-item>
          <text:list>
            <text:list-item>
              <text:p text:style-name="P12">On left MFD, press <text:span text:style-name="T1">CMBT</text:span> OSB (<text:span text:style-name="T1">B2</text:span> OSB).</text:p>
            </text:list-item>
            <text:list-item>
              <text:p text:style-name="P13"><text:span text:style-name="T11">Countermeasures </text:span>setup is shown <text:span text:style-name="T11">i</text:span>n the middle<text:span text:style-name="T11"> section, left hand side and middle</text:span>.</text:p>
            </text:list-item>
            <text:list-item>
              <text:p text:style-name="P12">Press <text:span text:style-name="T1">PROGxx</text:span> OSB (<text:span text:style-name="T1">L5</text:span> OSB) to cycle through programs. <text:s/>(<text:span text:style-name="T1">L4</text:span> OSB also cycles programs, based on CM type, but may not cycle through all programs.)</text:p>
            </text:list-item>
            <text:list-item>
              <text:p text:style-name="P12">Press <text:span text:style-name="T1">L3</text:span> OSB to cycle <text:span text:style-name="T1">AUTO</text:span> or <text:span text:style-name="T1">MAN</text:span> (currently selected mode is what is shown next to the OSB). <text:s/><text:span text:style-name="T1">MAN</text:span> recommended.</text:p>
            </text:list-item>
          </text:list>
        </text:list-item>
      </text:list>
      <text:p text:style-name="P8"/>
      <text:p text:style-name="P4">Countermeasures programming</text:p>
      <text:list xml:id="list171651857742682" text:continue-list="list2815189906" text:style-name="L1">
        <text:list-item>
          <text:p text:style-name="P11">Program countermeasures in the <text:span text:style-name="T1">Options &gt; Special</text:span> tab. <text:s/>This will be loaded into your plane on the DTC card.</text:p>
        </text:list-item>
        <text:list-item>
          <text:p text:style-name="P11">Recommended to set the following for <text:span text:style-name="T1">PROG01</text:span> and <text:span text:style-name="T1">PROG02</text:span>:</text:p>
          <text:p text:style-name="P11">(SQ = Sequence Quantity, SI = Sequence Interval, BQ = Burst Quantity, BI = Burst Interval)</text:p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C" table:number-columns-repeated="3"/>
        <table:table-column table:style-name="Table2.D" table:number-columns-repeated="2"/>
        <table:table-column table:style-name="Table2.J"/>
        <table:table-row>
          <table:table-cell table:style-name="Table2.A1" office:value-type="string">
            <text:p text:style-name="P5">Program</text:p>
          </table:table-cell>
          <table:table-cell table:style-name="Table2.A1" office:value-type="string">
            <text:p text:style-name="P5">CM type</text:p>
          </table:table-cell>
          <table:table-cell table:style-name="Table2.A1" office:value-type="string">
            <text:p text:style-name="P5">Chaff SQ</text:p>
          </table:table-cell>
          <table:table-cell table:style-name="Table2.A1" office:value-type="string">
            <text:p text:style-name="P5">Chaff SI</text:p>
          </table:table-cell>
          <table:table-cell table:style-name="Table2.A1" office:value-type="string">
            <text:p text:style-name="P5">Chaff BQ</text:p>
          </table:table-cell>
          <table:table-cell table:style-name="Table2.A1" office:value-type="string">
            <text:p text:style-name="P5">Chaff BI</text:p>
          </table:table-cell>
          <table:table-cell table:style-name="Table2.A1" office:value-type="string">
            <text:p text:style-name="P5">Flare SQ</text:p>
          </table:table-cell>
          <table:table-cell table:style-name="Table2.A1" office:value-type="string">
            <text:p text:style-name="P5">Flare SI</text:p>
          </table:table-cell>
          <table:table-cell table:style-name="Table2.A1" office:value-type="string">
            <text:p text:style-name="P5">Flare BQ</text:p>
          </table:table-cell>
          <table:table-cell table:style-name="Table2.J1" office:value-type="string">
            <text:p text:style-name="P5">Flare BI</text:p>
          </table:table-cell>
        </table:table-row>
        <table:table-row>
          <table:table-cell table:style-name="Table2.A2" office:value-type="string">
            <text:p text:style-name="P7">PROG01</text:p>
          </table:table-cell>
          <table:table-cell table:style-name="Table2.A2" office:value-type="string">
            <text:p text:style-name="P7">CH+FL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.0</text:p>
          </table:table-cell>
          <table:table-cell table:style-name="Table2.A2" office:value-type="string">
            <text:p text:style-name="P7">0.2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J2" office:value-type="string">
            <text:p text:style-name="P7">0.0</text:p>
          </table:table-cell>
        </table:table-row>
        <table:table-row>
          <table:table-cell table:style-name="Table2.A2" office:value-type="string">
            <text:p text:style-name="P7">PROG02</text:p>
          </table:table-cell>
          <table:table-cell table:style-name="Table2.A2" office:value-type="string">
            <text:p text:style-name="P7">CH+FL</text:p>
          </table:table-cell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.0</text:p>
          </table:table-cell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J2" office:value-type="string">
            <text:p text:style-name="P7">0.0</text:p>
          </table:table-cell>
        </table:table-row>
      </table:table>
      <text:list text:style-name="L3">
        <text:list-item>
          <text:p text:style-name="P15">PROG01 will dispense 1x chaff and 1x flare for each CM hat press.</text:p>
        </text:list-item>
        <text:list-item>
          <text:p text:style-name="P15">PROG02 will dispense 1x chaff and 1x flare, 4 times, 1 second apart, for each CM hat press.</text:p>
        </text:list-item>
        <text:list-item>
          <text:p text:style-name="P15">For reference, here are the default programs: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C" table:number-columns-repeated="3"/>
        <table:table-column table:style-name="Table1.D" table:number-columns-repeated="2"/>
        <table:table-column table:style-name="Table1.J"/>
        <table:table-row>
          <table:table-cell table:style-name="Table1.A1" office:value-type="string">
            <text:p text:style-name="P7">Program</text:p>
          </table:table-cell>
          <table:table-cell table:style-name="Table1.A1" office:value-type="string">
            <text:p text:style-name="P7">CM type</text:p>
          </table:table-cell>
          <table:table-cell table:style-name="Table1.A1" office:value-type="string">
            <text:p text:style-name="P7">Chaff SQ</text:p>
          </table:table-cell>
          <table:table-cell table:style-name="Table1.A1" office:value-type="string">
            <text:p text:style-name="P7">Chaff SI</text:p>
          </table:table-cell>
          <table:table-cell table:style-name="Table1.A1" office:value-type="string">
            <text:p text:style-name="P7">Chaff BQ</text:p>
          </table:table-cell>
          <table:table-cell table:style-name="Table1.A1" office:value-type="string">
            <text:p text:style-name="P7">Chaff BI</text:p>
          </table:table-cell>
          <table:table-cell table:style-name="Table1.A1" office:value-type="string">
            <text:p text:style-name="P7">Flare SQ</text:p>
          </table:table-cell>
          <table:table-cell table:style-name="Table1.A1" office:value-type="string">
            <text:p text:style-name="P7">Flare SI</text:p>
          </table:table-cell>
          <table:table-cell table:style-name="Table1.A1" office:value-type="string">
            <text:p text:style-name="P7">Flare BQ</text:p>
          </table:table-cell>
          <table:table-cell table:style-name="Table1.J1" office:value-type="string">
            <text:p text:style-name="P7">Flare BI</text:p>
          </table:table-cell>
        </table:table-row>
        <table:table-row>
          <table:table-cell table:style-name="Table1.A2" office:value-type="string">
            <text:p text:style-name="P7">PROG01</text:p>
          </table:table-cell>
          <table:table-cell table:style-name="Table1.A2" office:value-type="string">
            <text:p text:style-name="P7">CH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0.2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J2" office:value-type="string">
            <text:p text:style-name="P7">1.0</text:p>
          </table:table-cell>
        </table:table-row>
        <table:table-row>
          <table:table-cell table:style-name="Table1.A2" office:value-type="string">
            <text:p text:style-name="P7">PROG02</text:p>
          </table:table-cell>
          <table:table-cell table:style-name="Table1.A2" office:value-type="string">
            <text:p text:style-name="P7">CH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1.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J2" office:value-type="string">
            <text:p text:style-name="P7">1.0</text:p>
          </table:table-cell>
        </table:table-row>
        <table:table-row>
          <table:table-cell table:style-name="Table1.A2" office:value-type="string">
            <text:p text:style-name="P7">PROG03</text:p>
          </table:table-cell>
          <table:table-cell table:style-name="Table1.A2" office:value-type="string">
            <text:p text:style-name="P7">FL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.0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4</text:p>
          </table:table-cell>
          <table:table-cell table:style-name="Table1.J2" office:value-type="string">
            <text:p text:style-name="P7">0.2</text:p>
          </table:table-cell>
        </table:table-row>
        <table:table-row>
          <table:table-cell table:style-name="Table1.A2" office:value-type="string">
            <text:p text:style-name="P7">PROG04</text:p>
          </table:table-cell>
          <table:table-cell table:style-name="Table1.A2" office:value-type="string">
            <text:p text:style-name="P7">FL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.0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4</text:p>
          </table:table-cell>
          <table:table-cell table:style-name="Table1.J2" office:value-type="string">
            <text:p text:style-name="P7">1.0</text:p>
          </table:table-cell>
        </table:table-row>
        <table:table-row>
          <table:table-cell table:style-name="Table1.A2" office:value-type="string">
            <text:p text:style-name="P7">PROG05</text:p>
          </table:table-cell>
          <table:table-cell table:style-name="Table1.A2" office:value-type="string">
            <text:p text:style-name="P7">CH+FL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0.5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0.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0.5</text:p>
          </table:table-cell>
          <table:table-cell table:style-name="Table1.A2" office:value-type="string">
            <text:p text:style-name="P7">4</text:p>
          </table:table-cell>
          <table:table-cell table:style-name="Table1.J2" office:value-type="string">
            <text:p text:style-name="P7">0.2</text:p>
          </table:table-cell>
        </table:table-row>
      </table:table>
      <text:p text:style-name="P2"/>
      <text:p text:style-name="P1">Using the <text:span text:style-name="T11">KG-600 POD </text:span>(Self Protection Jammer)</text:p>
      <text:list text:style-name="L4">
        <text:list-item>
          <text:p text:style-name="P14">Make sure <text:span text:style-name="T1">SPJ</text:span> button on <text:span text:style-name="T1">AAP</text:span> is <text:span text:style-name="T1">ON</text:span>.</text:p>
        </text:list-item>
        <text:list-item>
          <text:p text:style-name="P14">On left MFD, press <text:span text:style-name="T1">CMBT</text:span> OSB <text:span text:style-name="T11">(</text:span><text:span text:style-name="T7">B2</text:span><text:span text:style-name="T11"> OSB) </text:span>to see countermeasures info.</text:p>
        </text:list-item>
        <text:list-item>
          <text:p text:style-name="P14">Jammer setup is shown <text:span text:style-name="T11">i</text:span>n the middle<text:span text:style-name="T11"> section, right hand side</text:span>.</text:p>
        </text:list-item>
        <text:list-item>
          <text:p text:style-name="P14">Press <text:span text:style-name="T1">Countermeasures Hat up</text:span> to activate jammer. <text:s/>Turns on after 15 second BIT.</text:p>
        </text:list-item>
        <text:list-item>
          <text:p text:style-name="P14"><text:span text:style-name="T1">TYPE1</text:span> is jamming when your aircraft is locked, <text:span text:style-name="T1">TYPE2</text:span> is jamming when your aircraft is swept by search radar.</text:p>
        </text:list-item>
        <text:list-item>
          <text:p text:style-name="P14"><text:span text:style-name="T1">FWD/BWD/F+B</text:span> controls direction of jamming.</text:p>
        </text:list-item>
        <text:list-item>
          <text:p text:style-name="P14">When jammer is powered on (<text:span text:style-name="T11">SPJ button on AAP is on, </text:span>not just when actively jamming), it can determine approximate slant range of emitters and will show their actual distance on the HSD. <text:s/>When jammer is powered off or no jammer is equipped, HSD shows emitters by threat rings as norm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6T17:16:50.096000000</dc:date>
    <meta:editing-duration>P1DT14H18M33S</meta:editing-duration>
    <meta:editing-cycles>61</meta:editing-cycles>
    <meta:generator>LibreOffice/7.4.5.1$Windows_X86_64 LibreOffice_project/9c0871452b3918c1019dde9bfac75448afc4b57f</meta:generator>
    <meta:document-statistic meta:table-count="3" meta:image-count="0" meta:object-count="0" meta:page-count="1" meta:paragraph-count="122" meta:word-count="483" meta:character-count="2338" meta:non-whitespace-character-count="1994"/>
  </office:meta>
</office:document-meta>
</file>